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13cm" fo:min-width="0.263cm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3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5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AR PL SungtiL GB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AR PL SungtiL GB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hape1">
          <draw:custom-shape draw:style-name="gr1" draw:text-style-name="P1" draw:layer="layout" svg:width="0.763cm" svg:height="0.763cm" svg:x="2.016cm" svg:y="2.21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.397cm" svg:y1="2.594cm" svg:x2="2.397cm" svg:y2="1.578cm">
            <text:p/>
          </draw:line>
          <draw:line draw:style-name="gr2" draw:text-style-name="P2" draw:layer="layout" svg:x1="2.397cm" svg:y1="2.594cm" svg:x2="3.413cm" svg:y2="1.705cm">
            <text:p/>
          </draw:line>
          <draw:line draw:style-name="gr2" draw:text-style-name="P2" draw:layer="layout" svg:x1="2.397cm" svg:y1="2.595cm" svg:x2="3.413cm" svg:y2="2.594cm">
            <text:p/>
          </draw:line>
          <draw:line draw:style-name="gr2" draw:text-style-name="P2" draw:layer="layout" svg:x1="0.873cm" svg:y1="3.991cm" svg:x2="0.873cm" svg:y2="0.562cm">
            <text:p/>
          </draw:line>
          <draw:line draw:style-name="gr2" draw:text-style-name="P2" draw:layer="layout" svg:x1="0.873cm" svg:y1="3.992cm" svg:x2="4.175cm" svg:y2="3.991cm">
            <text:p/>
          </draw:line>
          <draw:frame draw:style-name="gr3" draw:text-style-name="P4" draw:layer="layout" svg:width="2.16cm" svg:height="0.763cm" svg:x="3.54cm" svg:y="3.356cm">
            <draw:text-box>
              <text:p text:style-name="P3"><text:span text:style-name="T1">fra</text:span><text:span text:style-name="T1">me</text:span></text:p>
            </draw:text-box>
          </draw:frame>
          <draw:frame draw:style-name="gr3" draw:text-style-name="P4" draw:layer="layout" svg:width="2.16cm" svg:height="0.763cm" svg:x="0.365cm" svg:y="0.054cm">
            <draw:text-box>
              <text:p text:style-name="P3"><text:span text:style-name="T1">not</text:span></text:p>
            </draw:text-box>
          </draw:frame>
          <draw:frame draw:style-name="gr3" draw:text-style-name="P5" draw:layer="layout" svg:width="4.319cm" svg:height="0.763cm" svg:x="0.619cm" svg:y="4.118cm">
            <draw:text-box>
              <text:p text:style-name="P3"><text:span text:style-name="T2">Tr</text:span><text:span text:style-name="T2">an</text:span><text:span text:style-name="T2">si</text:span><text:span text:style-name="T2">si </text:span><text:span text:style-name="T2">D</text:span><text:span text:style-name="T2">T</text:span><text:span text:style-name="T2">W</text:span></text:p>
            </draw:text-box>
          </draw:frame>
          <draw:custom-shape draw:style-name="gr1" draw:text-style-name="P1" draw:layer="layout" svg:width="0.763cm" svg:height="0.763cm" svg:x="2.016cm" svg:y="2.21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.397cm" svg:y1="2.594cm" svg:x2="2.397cm" svg:y2="1.578cm">
            <text:p/>
          </draw:line>
          <draw:line draw:style-name="gr2" draw:text-style-name="P2" draw:layer="layout" svg:x1="2.397cm" svg:y1="2.594cm" svg:x2="3.413cm" svg:y2="1.705cm">
            <text:p/>
          </draw:line>
          <draw:line draw:style-name="gr2" draw:text-style-name="P2" draw:layer="layout" svg:x1="2.397cm" svg:y1="2.595cm" svg:x2="3.413cm" svg:y2="2.594cm">
            <text:p/>
          </draw:line>
          <draw:line draw:style-name="gr2" draw:text-style-name="P2" draw:layer="layout" svg:x1="0.873cm" svg:y1="3.991cm" svg:x2="0.873cm" svg:y2="0.562cm">
            <text:p/>
          </draw:line>
          <draw:line draw:style-name="gr2" draw:text-style-name="P2" draw:layer="layout" svg:x1="0.873cm" svg:y1="3.992cm" svg:x2="4.175cm" svg:y2="3.991cm">
            <text:p/>
          </draw:line>
          <draw:frame draw:style-name="gr3" draw:text-style-name="P4" draw:layer="layout" svg:width="2.16cm" svg:height="0.763cm" svg:x="3.54cm" svg:y="3.356cm">
            <draw:text-box>
              <text:p text:style-name="P3"><text:span text:style-name="T1">fra</text:span><text:span text:style-name="T1">me</text:span></text:p>
            </draw:text-box>
          </draw:frame>
          <draw:frame draw:style-name="gr3" draw:text-style-name="P4" draw:layer="layout" svg:width="2.16cm" svg:height="0.763cm" svg:x="0.365cm" svg:y="0.054cm">
            <draw:text-box>
              <text:p text:style-name="P3"><text:span text:style-name="T1">not</text:span></text:p>
            </draw:text-box>
          </draw:frame>
          <draw:frame draw:style-name="gr3" draw:text-style-name="P5" draw:layer="layout" svg:width="4.319cm" svg:height="0.763cm" svg:x="0.619cm" svg:y="4.118cm">
            <draw:text-box>
              <text:p text:style-name="P3"><text:span text:style-name="T2">Tr</text:span><text:span text:style-name="T2">an</text:span><text:span text:style-name="T2">si</text:span><text:span text:style-name="T2">si </text:span><text:span text:style-name="T2">D</text:span><text:span text:style-name="T2">T</text:span><text:span text:style-name="T2">W</text:span></text:p>
            </draw:text-box>
          </draw:frame>
          <draw:custom-shape draw:style-name="gr1" draw:text-style-name="P1" draw:layer="layout" svg:width="0.763cm" svg:height="0.763cm" svg:x="7.477cm" svg:y="2.21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.858cm" svg:y1="2.594cm" svg:x2="8.874cm" svg:y2="1.705cm">
            <text:p/>
          </draw:line>
          <draw:line draw:style-name="gr2" draw:text-style-name="P2" draw:layer="layout" svg:x1="7.858cm" svg:y1="2.595cm" svg:x2="8.874cm" svg:y2="2.594cm">
            <text:p/>
          </draw:line>
          <draw:line draw:style-name="gr2" draw:text-style-name="P2" draw:layer="layout" svg:x1="6.334cm" svg:y1="3.991cm" svg:x2="6.334cm" svg:y2="0.562cm">
            <text:p/>
          </draw:line>
          <draw:line draw:style-name="gr2" draw:text-style-name="P2" draw:layer="layout" svg:x1="6.334cm" svg:y1="3.992cm" svg:x2="9.636cm" svg:y2="3.991cm">
            <text:p/>
          </draw:line>
          <draw:frame draw:style-name="gr3" draw:text-style-name="P4" draw:layer="layout" svg:width="2.16cm" svg:height="0.763cm" svg:x="9.001cm" svg:y="3.356cm">
            <draw:text-box>
              <text:p text:style-name="P3"><text:span text:style-name="T1">fra</text:span><text:span text:style-name="T1">me</text:span></text:p>
            </draw:text-box>
          </draw:frame>
          <draw:frame draw:style-name="gr3" draw:text-style-name="P4" draw:layer="layout" svg:width="2.16cm" svg:height="0.763cm" svg:x="5.826cm" svg:y="0.054cm">
            <draw:text-box>
              <text:p text:style-name="P3"><text:span text:style-name="T1">not</text:span></text:p>
            </draw:text-box>
          </draw:frame>
          <draw:frame draw:style-name="gr4" draw:text-style-name="P5" draw:layer="layout" svg:width="4.827cm" svg:height="1.2cm" svg:x="6.08cm" svg:y="4.118cm">
            <draw:text-box>
              <text:p text:style-name="P3"><text:span text:style-name="T2">Tr</text:span><text:span text:style-name="T2">an</text:span><text:span text:style-name="T2">si</text:span><text:span text:style-name="T2">si </text:span><text:span text:style-name="T2">D</text:span><text:span text:style-name="T2">T</text:span><text:span text:style-name="T2">W </text:span><text:span text:style-name="T2">de</text:span><text:span text:style-name="T2">ng</text:span><text:span text:style-name="T2">an </text:span><text:span text:style-name="T2"><text:s/></text:span><text:span text:style-name="T2">ba</text:span><text:span text:style-name="T2">ta</text:span><text:span text:style-name="T2">sa</text:span><text:span text:style-name="T2">n </text:span><text:span text:style-name="T2">lat</text:span><text:span text:style-name="T2">er</text:span><text:span text:style-name="T2">a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5.7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1:24:29.977545793</meta:creation-date>
    <dc:date>2019-05-02T11:31:43.037439803</dc:date>
    <meta:editing-duration>PT7M13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